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7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8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9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  <style:text-properties fo:font-variant="normal" fo:text-transform="none" fo:color="#000000" style:font-name="Courier New" fo:font-size="12pt" fo:letter-spacing="normal" fo:font-style="normal" fo:font-weight="normal"/>
    </style:style>
    <style:style style:name="P10" style:family="paragraph" style:parent-style-name="Text_20_body" style:list-style-name="L10">
      <loext:graphic-properties draw:fill="solid" draw:fill-color="#ffffff" draw:opacity="100%"/>
      <style:paragraph-properties fo:margin-left="0cm" fo:margin-right="0cm" style:line-height-at-least="0.476cm" fo:orphans="2" fo:widows="2" fo:text-indent="0.132cm" style:auto-text-indent="false" fo:background-color="#ffffff" fo:padding-left="0.049cm" fo:padding-right="0cm" fo:padding-top="0cm" fo:padding-bottom="0.053cm" fo:border-left="2.24pt solid #008000" fo:border-right="none" fo:border-top="none" fo:border-bottom="0.06pt solid #f0f0f0"/>
    </style:style>
    <style:style style:name="T1" style:family="text">
      <style:text-properties fo:font-variant="normal" fo:text-transform="none" fo:color="#000000" style:font-name="Courier New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42045157" text:style-name="L1">
        <text:list-item>
          <text:p text:style-name="P1">&lt;html&gt;</text:p>
        </text:list-item>
      </text:list>
      <text:list xml:id="list1184460500" text:style-name="L2">
        <text:list-item>
          <text:p text:style-name="P2">&lt;head&gt;</text:p>
        </text:list-item>
      </text:list>
      <text:list xml:id="list1078097519" text:style-name="L3">
        <text:list-item>
          <text:p text:style-name="P3">&lt;script&gt;//javascript code</text:p>
        </text:list-item>
      </text:list>
      <text:list xml:id="list37481212" text:style-name="L4">
        <text:list-item>
          <text:p text:style-name="P4">a=15;//initialization of variables</text:p>
        </text:list-item>
      </text:list>
      <text:list xml:id="list2917723525" text:style-name="L5">
        <text:list-item>
          <text:p text:style-name="P5">b=20;</text:p>
        </text:list-item>
      </text:list>
      <text:list xml:id="list617023442" text:style-name="L6">
        <text:list-item>
          <text:p text:style-name="P6">c=a+b;//perform sum operation</text:p>
        </text:list-item>
      </text:list>
      <text:list xml:id="list9881359" text:style-name="L7">
        <text:list-item>
          <text:p text:style-name="P7">document.write("sum of numbers is: " +c);//print the result(+ is a concatenate operator)</text:p>
        </text:list-item>
      </text:list>
      <text:list xml:id="list2275643970" text:style-name="L8">
        <text:list-item>
          <text:p text:style-name="P8">&lt;/script&gt;</text:p>
        </text:list-item>
      </text:list>
      <text:list xml:id="list620959254" text:style-name="L9">
        <text:list-item>
          <text:p text:style-name="P9">&lt;/head&gt;</text:p>
        </text:list-item>
      </text:list>
      <text:list xml:id="list3743480644" text:style-name="L10">
        <text:list-item>
          <text:p text:style-name="P10"><text:span text:style-name="T1">&lt;/html&gt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1:50:04.657448788</meta:creation-date>
    <dc:date>2023-04-13T11:50:40.619848398</dc:date>
    <meta:editing-duration>PT36S</meta:editing-duration>
    <meta:editing-cycles>1</meta:editing-cycles>
    <meta:document-statistic meta:table-count="0" meta:image-count="0" meta:object-count="0" meta:page-count="1" meta:paragraph-count="10" meta:word-count="36" meta:character-count="226" meta:non-whitespace-character-count="210"/>
    <meta:generator>LibreOffice/6.4.7.2$Linux_X86_64 LibreOffice_project/40$Build-2</meta:generator>
  </office:meta>
</office:document-meta>
</file>